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9" style:family="table">
      <style:table-properties style:width="6.925in" table:align="margins"/>
    </style:style>
    <style:style style:name="Tabel9.A" style:family="table-column">
      <style:table-column-properties style:column-width="0.6826in" style:rel-column-width="6460*"/>
    </style:style>
    <style:style style:name="Tabel9.B" style:family="table-column">
      <style:table-column-properties style:column-width="0.6465in" style:rel-column-width="6120*"/>
    </style:style>
    <style:style style:name="Tabel9.C" style:family="table-column">
      <style:table-column-properties style:column-width="1.3222in" style:rel-column-width="12512*"/>
    </style:style>
    <style:style style:name="Tabel9.D" style:family="table-column">
      <style:table-column-properties style:column-width="4.2736in" style:rel-column-width="40443*"/>
    </style:style>
    <style:style style:name="Tabel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9.C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el9.D1" style:family="table-cell">
      <style:table-cell-properties fo:padding="0.0382in" fo:border="0.0007in solid #000000"/>
    </style:style>
    <style:style style:name="Tabel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9.C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el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>
      <style:paragraph-properties fo:break-before="pag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yped Value: 03 Initialization</text:h>
      <text:p text:style-name="Text_20_body"/>
      <text:p text:style-name="Text_20_body">A regular field may be initialized with a value, a range check or a formula. Computed fields may be initialized with a formula only.</text:p>
      <text:p text:style-name="Text_20_body"/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1">Offset</text:p>
          </table:table-cell>
          <table:table-cell table:style-name="Tabel9.A1" office:value-type="string">
            <text:p text:style-name="P1">Length</text:p>
          </table:table-cell>
          <table:table-cell table:style-name="Tabel9.C1" office:value-type="float" office:value="0">
            <text:p text:style-name="P1">Sample</text:p>
          </table:table-cell>
          <table:table-cell table:style-name="Tabel9.D1" office:value-type="string">
            <text:p text:style-name="P1">Description</text:p>
          </table:table-cell>
        </table:table-row>
        <table:table-row>
          <table:table-cell table:style-name="Tabel9.A2" office:value-type="float" office:value="0">
            <text:p text:style-name="P2">0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3</text:p>
          </table:table-cell>
          <table:table-cell table:style-name="Tabel9.D2" office:value-type="string">
            <text:p text:style-name="Table_20_Contents">Initialization identifier</text:p>
          </table:table-cell>
        </table:table-row>
        <table:table-row>
          <table:table-cell table:style-name="Tabel9.A2" office:value-type="float" office:value="1">
            <text:p text:style-name="P2">1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7</text:p>
          </table:table-cell>
          <table:table-cell table:style-name="Tabel9.D2" office:value-type="string">
            <text:p text:style-name="Table_20_Contents">Length: always 7 bytes </text:p>
          </table:table-cell>
        </table:table-row>
        <table:table-row>
          <table:table-cell table:style-name="Tabel9.A2" office:value-type="float" office:value="2">
            <text:p text:style-name="P2">2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3</text:p>
          </table:table-cell>
          <table:table-cell table:style-name="Tabel9.D2" office:value-type="string">
            <text:p text:style-name="Table_20_Contents">Kind: initial value (01), range check (02) or formula (03)</text:p>
          </table:table-cell>
        </table:table-row>
        <table:table-row>
          <table:table-cell table:style-name="Tabel9.A2" office:value-type="float" office:value="3">
            <text:p text:style-name="P2">3</text:p>
          </table:table-cell>
          <table:table-cell table:style-name="Tabel9.A2" office:value-type="float" office:value="3">
            <text:p text:style-name="P2">3</text:p>
          </table:table-cell>
          <table:table-cell table:style-name="Tabel9.C2" office:value-type="float" office:value="0">
            <text:p text:style-name="Table_20_Contents">3D 00 00</text:p>
          </table:table-cell>
          <table:table-cell table:style-name="Tabel9.D2" office:value-type="string">
            <text:p text:style-name="Table_20_Contents">Block → Pointer1</text:p>
            <text:p text:style-name="Table_20_Contents"/>
            <text:p text:style-name="Table_20_Contents">Pointer1 points to a number or text for kinds value and range, and to a formula for kind formula.</text:p>
          </table:table-cell>
        </table:table-row>
        <table:table-row>
          <table:table-cell table:style-name="Tabel9.A2" office:value-type="float" office:value="6">
            <text:p text:style-name="P2">6</text:p>
          </table:table-cell>
          <table:table-cell table:style-name="Tabel9.A2" office:value-type="float" office:value="3">
            <text:p text:style-name="P2">3</text:p>
          </table:table-cell>
          <table:table-cell table:style-name="Tabel9.C2" office:value-type="float" office:value="0">
            <text:p text:style-name="Table_20_Contents">3C 00 00</text:p>
          </table:table-cell>
          <table:table-cell table:style-name="Tabel9.D2" office:value-type="string">
            <text:p text:style-name="Table_20_Contents">Block → Pointer2 </text:p>
            <text:p text:style-name="Table_20_Contents"/>
            <text:p text:style-name="Table_20_Contents">Pointer2 is 0 for kinds value and range, and points to a source for kind formula. 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2T13:20:12</meta:creation-date>
    <dc:date>2010-02-02T14:54:38</dc:date>
    <meta:editing-duration>PT01H32M13S</meta:editing-duration>
    <meta:editing-cycles>6</meta:editing-cycles>
    <meta:generator>OpenOffice.org/3.0$Linux OpenOffice.org_project/300m15$Build-9379</meta:generator>
    <meta:document-statistic meta:table-count="1" meta:image-count="0" meta:object-count="0" meta:page-count="1" meta:paragraph-count="28" meta:word-count="108" meta:character-count="541"/>
    <meta:user-defined meta:name="Info 1"/>
    <meta:user-defined meta:name="Info 2"/>
    <meta:user-defined meta:name="Info 3"/>
    <meta:user-defined meta:name="Info 4"/>
  </office:meta>
</office:document-meta>
</file>